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9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6, FF 10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H. W. Schneeberger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July 10, 1892</text:p>
      <text:p text:style-name="P7">Month<text:tab/><text:tab/><text:tab/><text:tab/><text:tab/><text:tab/>July</text:p>
      <text:p text:style-name="P7">Year<text:tab/><text:tab/><text:tab/><text:tab/><text:tab/><text:tab/>1892</text:p>
      <text:p text:style-name="P7">Hebrew Date<text:tab/><text:tab/><text:tab/><text:tab/><text:tab/></text:p>
      <text:p text:style-name="P7">Undated</text:p>
      <text:p text:style-name="P7">City<text:tab/><text:tab/><text:tab/><text:tab/><text:tab/><text:tab/>Baltimore</text:p>
      <text:p text:style-name="P7">State<text:tab/><text:tab/><text:tab/><text:tab/><text:tab/><text:tab/>MD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Y</text:p>
      <text:p text:style-name="P7">Stamp<text:tab/><text:tab/><text:tab/><text:tab/><text:tab/><text:tab/>Y</text:p>
      <text:p text:style-name="P7">Postma<text:tab/>rk<text:tab/><text:tab/><text:tab/><text:tab/><text:tab/>Y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Dr. H. W. Schneeberger,/</text:p>
      <text:p text:style-name="P2">1802 E. Baltimore St./</text:p>
      <text:p text:style-name="P2">BALTO., MD./</text:p>
      <text:p text:style-name="P3">Rev. Dr. S. Morais,/</text:p>
      <text:p text:style-name="P3">546 N. 5th St./</text:p>
      <text:p text:style-name="P4">Philadelphia<text:span text:style-name="T2">/</text:span></text:p>
      <text:p text:style-name="P4"><text:span text:style-name="T2">Pa./</text:span></text:p>
      <text:p text:style-name="P4"><text:span text:style-name="T2"/></text:p>
      <text:p text:style-name="P5"><text:span text:style-name="T2">[Page 1]</text:span></text:p>
      <text:p text:style-name="P4"><text:span text:style-name="T2">Balto July 10</text:span><text:span text:style-name="T3">th</text:span><text:span text:style-name="T4"> '92/</text:span></text:p>
      <text:p text:style-name="P5"><text:span text:style-name="T4">Rev. Dr. S. Morais,/</text:span></text:p>
      <text:p text:style-name="P5"><text:span text:style-name="T4"><text:tab/>Esteemed colleague and friend./</text:span></text:p>
      <text:p text:style-name="P5"><text:span text:style-name="T4">After perusal of your able and God-inspired sermon,/ as reported in Friday's issue of "The Jewish </text:span><text:soft-page-break/><text:span text:style-name="T4">Exponent," I/ cannot but help congratulating you on your eloquent/ and-to-me-soul-stirring truths, breathing as they do in every/ word and idea the great indestructible truths of our tra-/ditional Judaism. <text:s/>God grant you many years of vigor/ and undisturbed good health to preach and inspire the/ community in your wonted staunch and unswerving/ fealty to our ancestral faith. <text:s/>God grant that your precious/ words will remain deeply imbedded in the minds and hearts/ and stay forever any further invader in our good old faith./ <text:s/>Should you be able to spare one copy of the above mentioned ser-/mon, no one would appreciate the same and value it more/ than your friend and colleague/ H W Schneeberger./</text:span></text:p>
      <text:p text:style-name="P5"><text:span text:style-name="T4">with kindest regards and greetings from/ myself &amp; d. wif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3:15:29.51</meta:creation-date>
    <dc:date>2011-12-05T13:49:20.91</dc:date>
    <dc:creator>Penn Libraries</dc:creator>
    <meta:editing-duration>PT00H18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43" meta:character-count="2323"/>
  </office:meta>
</office:document-meta>
</file>